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395cm" draw:marker-end-width="0.395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fo:wrap-option="wrap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2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6" style:family="graphic" style:parent-style-name="standard">
      <style:graphic-properties draw:stroke="solid" svg:stroke-width="0.08cm" svg:stroke-color="#000000" draw:marker-start-width="0.395cm" draw:marker-end-width="0.395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text-properties fo:font-family="Calibri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family="Calibri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style:style style:name="T2" style:family="text">
      <style:text-properties fo:font-family="Calibri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Calibri" style:font-family-generic="swiss" style:font-pitch="variable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25cm" svg:height="2.5cm" svg:x="15cm" svg:y="11.25cm">
          <text:p text:style-name="P1">Mov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25cm" svg:height="2.5cm" svg:x="1.75cm" svg:y="11.25cm">
          <text:p text:style-name="P1">Mov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cm" svg:y1="12cm" svg:x2="15cm" svg:y2="12cm">
          <text:p/>
        </draw:line>
        <draw:line draw:style-name="gr2" draw:text-style-name="P1" draw:layer="layout" svg:x1="15.25cm" svg:y1="13cm" svg:x2="6cm" svg:y2="13cm">
          <text:p/>
        </draw:line>
        <draw:frame draw:style-name="gr3" draw:text-style-name="P2" draw:layer="layout" svg:width="3.745cm" svg:height="1.107cm" svg:x="8.755cm" svg:y="10.893cm">
          <draw:text-box>
            <text:p><text:span text:style-name="T1">Tipode 1 en aterrizaje</text:span></text:p>
            <text:p><text:span text:style-name="T1">Tripode 2 en despegue</text:span></text:p>
          </draw:text-box>
        </draw:frame>
        <draw:frame draw:style-name="gr4" draw:text-style-name="P2" draw:layer="layout" svg:width="3.707cm" svg:height="1.107cm" svg:x="8.793cm" svg:y="13cm">
          <draw:text-box>
            <text:p><text:span text:style-name="T1">Tipode 1 en despegue</text:span></text:p>
            <text:p><text:span text:style-name="T1">Tripode 2 en aterrizaje</text:span></text:p>
          </draw:text-box>
        </draw:frame>
        <draw:frame draw:style-name="gr5" draw:text-style-name="P2" draw:layer="layout" svg:width="2.555cm" svg:height="0.679cm" svg:x="9.445cm" svg:y="4.071cm">
          <draw:text-box>
            <text:p><text:span text:style-name="T1">Señal de inicio</text:span></text:p>
          </draw:text-box>
        </draw:frame>
        <draw:frame draw:style-name="gr5" draw:text-style-name="P2" draw:layer="layout" svg:width="1.555cm" svg:height="0.679cm" svg:x="4.695cm" svg:y="8.25cm">
          <draw:text-box>
            <text:p><text:span text:style-name="T1">Parada</text:span></text:p>
          </draw:text-box>
        </draw:frame>
        <draw:frame draw:style-name="gr5" draw:text-style-name="P2" draw:layer="layout" svg:width="1.555cm" svg:height="0.679cm" svg:x="9.5cm" svg:y="5.75cm">
          <draw:text-box>
            <text:p><text:span text:style-name="T1">Parada</text:span></text:p>
          </draw:text-box>
        </draw:frame>
        <draw:g xml:id="id2" draw:id="id2">
          <draw:custom-shape draw:style-name="gr6" draw:text-style-name="P1" draw:layer="layout" svg:width="4.25cm" svg:height="2.5cm" svg:x="2cm" svg:y="4cm">
            <text:p text:style-name="P1">Repos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25cm" svg:height="0.679cm" svg:x="3.5cm" svg:y="4.25cm">
            <draw:text-box>
              <text:p><text:span text:style-name="T2">INIC</text:span></text:p>
            </draw:text-box>
          </draw:frame>
        </draw:g>
        <draw:custom-shape draw:style-name="gr1" draw:text-style-name="P1" draw:layer="layout" svg:width="4.25cm" svg:height="2.5cm" svg:x="15cm" svg:y="4cm">
          <text:p text:style-name="P1">Po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25cm" svg:y1="4.75cm" svg:x2="15.25cm" svg:y2="4.75cm">
          <text:p/>
        </draw:line>
        <draw:connector draw:style-name="gr2" draw:text-style-name="P1" draw:layer="layout" draw:type="curve" svg:x1="15.622cm" svg:y1="11.616cm" svg:x2="6.25cm" svg:y2="5.25cm" draw:start-shape="id1" draw:start-glue-point="5" draw:end-shape="id2" draw:end-glue-point="1" svg:d="M15622 11616c0-4244-3124-6366-9372-6366">
          <text:p/>
        </draw:connector>
        <draw:connector draw:style-name="gr2" draw:text-style-name="P1" draw:layer="layout" draw:type="curve" svg:x1="5.378cm" svg:y1="11.616cm" svg:x2="4.125cm" svg:y2="6.5cm" draw:start-shape="id3" draw:start-glue-point="11" draw:end-shape="id2" svg:d="M5378 11616c0-4111-1253-1554-1253-5116">
          <text:p/>
        </draw:connector>
        <draw:line draw:style-name="gr2" draw:text-style-name="P1" draw:layer="layout" svg:x1="16.75cm" svg:y1="6.5cm" svg:x2="16.75cm" svg:y2="11.25cm">
          <text:p/>
        </draw:line>
        <draw:frame draw:style-name="gr3" draw:text-style-name="P2" draw:layer="layout" svg:width="3.745cm" svg:height="1.107cm" svg:x="16.75cm" svg:y="6.75cm">
          <draw:text-box>
            <text:p><text:span text:style-name="T1">Tipode 1 en aterrizaje</text:span></text:p>
            <text:p><text:span text:style-name="T1">Tripode 2 en despegue</text:span></text:p>
          </draw:text-box>
        </draw:frame>
      </draw:page>
      <draw:page draw:name="page2" draw:style-name="dp1" draw:master-page-name="Predeterminado">
        <draw:custom-shape draw:style-name="gr1" draw:text-style-name="P4" xml:id="id4" draw:id="id4" draw:layer="layout" svg:width="3cm" svg:height="1.75cm" svg:x="4.5cm" svg:y="10.75cm">
          <text:p text:style-name="P1"><text:span text:style-name="T3">Repo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3cm" svg:height="1.75cm" svg:x="12.75cm" svg:y="10.75cm">
          <text:p text:style-name="P1"><text:span text:style-name="T3">Mov_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3cm" svg:height="1.75cm" svg:x="8.75cm" svg:y="14.25cm">
          <text:p text:style-name="P1"><text:span text:style-name="T3">Mov_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061cm" svg:y1="11.006cm" svg:x2="13.189cm" svg:y2="11.006cm" draw:start-shape="id4" draw:start-glue-point="11" draw:end-shape="id5" draw:end-glue-point="5" svg:d="M7061 11006c0-1194 6128-1194 6128 0">
          <text:p/>
        </draw:connector>
        <draw:connector draw:style-name="gr2" draw:text-style-name="P1" draw:layer="layout" draw:type="curve" svg:x1="15.311cm" svg:y1="12.244cm" svg:x2="11.75cm" svg:y2="15.125cm" draw:start-shape="id5" draw:start-glue-point="9" draw:end-shape="id6" draw:end-glue-point="10" svg:d="M15311 12244c0 1921-1187 2881-3561 2881">
          <text:p/>
        </draw:connector>
        <draw:connector draw:style-name="gr2" draw:text-style-name="P1" draw:layer="layout" draw:type="curve" svg:x1="11.311cm" svg:y1="14.506cm" svg:x2="14.25cm" svg:y2="12.5cm" draw:start-shape="id6" draw:start-glue-point="11" draw:end-shape="id5" svg:d="M11311 14506c0-1696 2939-694 2939-2006">
          <text:p/>
        </draw:connector>
        <draw:connector draw:style-name="gr2" draw:text-style-name="P1" draw:layer="layout" draw:type="curve" svg:x1="12.75cm" svg:y1="11.625cm" svg:x2="7.5cm" svg:y2="11.625cm" draw:start-shape="id5" draw:start-glue-point="6" draw:end-shape="id4" draw:end-glue-point="10" svg:d="M12750 11625h-5250">
          <text:p/>
        </draw:connector>
        <draw:connector draw:style-name="gr2" draw:text-style-name="P1" draw:layer="layout" draw:type="curve" svg:x1="8.75cm" svg:y1="15.125cm" svg:x2="6cm" svg:y2="12.5cm" draw:start-shape="id6" draw:start-glue-point="6" draw:end-shape="id4" draw:end-glue-point="8" svg:d="M8750 15125c-1834 0-2750-875-2750-2625">
          <text:p/>
        </draw:connector>
        <draw:frame draw:style-name="gr5" draw:text-style-name="P2" draw:layer="layout" svg:width="2.555cm" svg:height="0.679cm" svg:x="8.945cm" svg:y="9.5cm">
          <draw:text-box>
            <text:p><text:span text:style-name="T1">Señal de inicio</text:span></text:p>
          </draw:text-box>
        </draw:frame>
        <draw:frame draw:style-name="gr5" draw:text-style-name="P2" draw:layer="layout" svg:width="1.555cm" svg:height="0.679cm" svg:x="9.445cm" svg:y="11.071cm">
          <draw:text-box>
            <text:p><text:span text:style-name="T1">Parada</text:span></text:p>
          </draw:text-box>
        </draw:frame>
        <draw:frame draw:style-name="gr5" draw:text-style-name="P2" draw:layer="layout" svg:width="1.555cm" svg:height="0.679cm" svg:x="4.945cm" svg:y="13.75cm">
          <draw:text-box>
            <text:p><text:span text:style-name="T1">Parada</text:span></text:p>
          </draw:text-box>
        </draw:frame>
        <draw:frame draw:style-name="gr7" draw:text-style-name="P2" draw:layer="layout" svg:width="2.055cm" svg:height="1.963cm" svg:x="9.945cm" svg:y="12.037cm">
          <draw:text-box>
            <text:p><text:span text:style-name="T1">Patas en posición de aterrizaje</text:span></text:p>
          </draw:text-box>
        </draw:frame>
        <draw:frame draw:style-name="gr7" draw:text-style-name="P2" draw:layer="layout" svg:width="2.055cm" svg:height="1.963cm" svg:x="14.695cm" svg:y="13.787cm">
          <draw:text-box>
            <text:p><text:span text:style-name="T1">Patas en posición de despegue</text:span></text:p>
          </draw:text-box>
        </draw:frame>
        <draw:frame draw:style-name="gr5" draw:text-style-name="P5" draw:layer="layout" svg:width="1.25cm" svg:height="0.679cm" svg:x="5.5cm" svg:y="10.75cm">
          <draw:text-box>
            <text:p><text:span text:style-name="T4">INIC</text:span></text:p>
          </draw:text-box>
        </draw:frame>
        <draw:custom-shape draw:style-name="gr1" draw:text-style-name="P4" xml:id="id7" draw:id="id7" draw:layer="layout" svg:width="3cm" svg:height="1.75cm" svg:x="4.5cm" svg:y="4.5cm">
          <text:p text:style-name="P1"><text:span text:style-name="T3">Repo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3cm" svg:height="1.75cm" svg:x="12.75cm" svg:y="4.5cm">
          <text:p text:style-name="P1"><text:span text:style-name="T3">Mov_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061cm" svg:y1="4.756cm" svg:x2="13.189cm" svg:y2="4.756cm" draw:start-shape="id7" draw:start-glue-point="11" draw:end-shape="id8" draw:end-glue-point="5" svg:d="M7061 4756c0-1194 6128-1194 6128 0">
          <text:p/>
        </draw:connector>
        <draw:connector draw:style-name="gr2" draw:text-style-name="P1" draw:layer="layout" draw:type="curve" svg:x1="12.75cm" svg:y1="5.375cm" svg:x2="7.5cm" svg:y2="5.375cm" draw:start-shape="id8" draw:start-glue-point="6" draw:end-shape="id7" draw:end-glue-point="10" svg:d="M12750 5375h-5250">
          <text:p/>
        </draw:connector>
        <draw:frame draw:style-name="gr5" draw:text-style-name="P2" draw:layer="layout" svg:width="2.555cm" svg:height="0.679cm" svg:x="8.945cm" svg:y="3.25cm">
          <draw:text-box>
            <text:p><text:span text:style-name="T1">Señal de inicio</text:span></text:p>
          </draw:text-box>
        </draw:frame>
        <draw:frame draw:style-name="gr5" draw:text-style-name="P2" draw:layer="layout" svg:width="1.555cm" svg:height="0.679cm" svg:x="9.445cm" svg:y="4.821cm">
          <draw:text-box>
            <text:p><text:span text:style-name="T1">Parada</text:span></text:p>
          </draw:text-box>
        </draw:frame>
        <draw:frame draw:style-name="gr5" draw:text-style-name="P5" draw:layer="layout" svg:width="1.25cm" svg:height="0.679cm" svg:x="5.5cm" svg:y="4.5cm">
          <draw:text-box>
            <text:p><text:span text:style-name="T4">IN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6-30T21:34:47.33</meta:creation-date>
    <dc:date>2017-07-10T04:54:10.30</dc:date>
    <dc:creator>Raul Cebolla</dc:creator>
    <meta:editing-duration>PT21M36S</meta:editing-duration>
    <meta:editing-cycles>5</meta:editing-cycles>
    <meta:generator>OpenOffice/4.1.3$Win32 OpenOffice.org_project/413m1$Build-9783</meta:generator>
    <meta:document-statistic meta:object-count="39"/>
  </office:meta>
</office:document-meta>
</file>